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2" style:parent-style-name="Standard" style:family="paragraph">
      <style:paragraph-properties fo:text-align="center"/>
      <style:text-properties fo:font-weight="bold" style:font-weight-asian="bold" style:font-weight-complex="bold" fo:color="#FFFFFF" fo:font-size="20pt" style:font-size-asian="20pt" style:font-size-complex="20pt" fo:background-color="#0047FF"/>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list-style-name="LFO1" style:family="paragraph">
      <style:paragraph-properties fo:text-align="justify"/>
    </style:style>
    <style:style style:name="P8" style:parent-style-name="Standard" style:list-style-name="LFO1" style:family="paragraph">
      <style:paragraph-properties fo:text-align="justify"/>
    </style:style>
    <style:style style:name="P9" style:parent-style-name="Standard" style:list-style-name="LFO1" style:family="paragraph">
      <style:paragraph-properties fo:text-align="justify"/>
    </style:style>
    <style:style style:name="P10" style:parent-style-name="Standard" style:list-style-name="LFO1"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list-style-name="LFO2" style:family="paragraph">
      <style:paragraph-properties fo:text-align="justify"/>
    </style:style>
    <style:style style:name="P15" style:parent-style-name="Standard" style:list-style-name="LFO3" style:family="paragraph">
      <style:paragraph-properties fo:text-align="justify"/>
    </style:style>
    <style:style style:name="P16" style:parent-style-name="Standard" style:list-style-name="LFO3" style:family="paragraph">
      <style:paragraph-properties fo:text-align="justify"/>
    </style:style>
    <style:style style:name="P17" style:parent-style-name="Standard" style:list-style-name="LFO4"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office:automatic-styles>
  <office:body>
    <office:text text:use-soft-page-breaks="true">
      <text:p text:style-name="P1">Remote Shell</text:p>
      <text:p text:style-name="P2"/>
      <text:p text:style-name="P3"/>
      <text:p text:style-name="P4">In this project we have two files (applications) those are : Client and Server. The main purpose of<text:s/>this CA is build IPCs with two methods : shared memory and message passing.</text:p>
      <text:p text:style-name="P5"/>
      <text:p text:style-name="P6">Our project is working when :</text:p>
      <text:list text:style-name="LFO1" text:continue-numbering="true">
        <text:list-item>
          <text:p text:style-name="P7">server user enter a command and all clients see it on their stdout. (Shared memory)</text:p>
        </text:list-item>
        <text:list-item>
          <text:p text:style-name="P8">Clients after server runs connect to it;</text:p>
        </text:list-item>
        <text:list-item>
          <text:p text:style-name="P9">Clients users can enter<text:s/>a command, then command send to socket (between client and server) then server run sent command and finally pass the output to client by socket in order to show the resault on client's stdout.</text:p>
        </text:list-item>
        <text:list-item>
          <text:p text:style-name="P10">At last we have to make a log file that contains all connected<text:s/>clients activities.</text:p>
        </text:list-item>
      </text:list>
      <text:p text:style-name="P11"/>
      <text:p text:style-name="P12">Server &amp; Client parts:</text:p>
      <text:p text:style-name="P13"/>
      <text:list text:style-name="LFO2" text:continue-numbering="true">
        <text:list-item>
          <text:p text:style-name="P14">Server : some threads</text:p>
        </text:list-item>
      </text:list>
      <text:list text:style-name="LFO3" text:continue-numbering="true">
        <text:list-item>
          <text:p text:style-name="P15">shared memory initializer and Server UI thread.</text:p>
        </text:list-item>
        <text:list-item>
          <text:p text:style-name="P16">Socket opener thread for any client that want to connect and create a thread for it.</text:p>
        </text:list-item>
      </text:list>
      <text:list text:style-name="LFO4" text:continue-numbering="true">
        <text:list-item>
          <text:p text:style-name="P17">Client : one main!!!</text:p>
        </text:list-item>
      </text:list>
      <text:p text:style-name="P18"/>
      <text:p text:style-name="P19">Instruction :</text:p>
      <text:p text:style-name="P20">run server then run<text:s/>some clients. When you type a message on server you see on stdout of all of the clients. And when you enter a command on a client you can resualt of that command that run on server. in any step that you want can see a log by enter a command “log” on server.</text:p>
      <text:p text:style-name="P21"/>
      <text:p text:style-name="P22">It's clear, you can't see the resualt of following command on this system by running it on client “vim test.tx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ziar Bouali</dc:creator>
    <meta:creation-date>2009-12-08T16:18:00Z</meta:creation-date>
    <dc:date>2015-03-15T05:15:00Z</dc:date>
    <meta:template xlink:href="Normal.dotm" xlink:type="simple"/>
    <meta:editing-cycles>5</meta:editing-cycles>
    <meta:editing-duration>PT2160S</meta:editing-duration>
    <meta:user-defined meta:name="Info 1"/>
    <meta:user-defined meta:name="Info 2"/>
    <meta:user-defined meta:name="Info 3"/>
    <meta:user-defined meta:name="Info 4"/>
    <meta:document-statistic meta:page-count="1" meta:paragraph-count="2" meta:word-count="187" meta:character-count="1254" meta:row-count="8" meta:non-whitespace-character-count="1069"/>
  </office:meta>
</office:document-meta>
</file>